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1a1c" officeooo:paragraph-rsid="001c1a1c"/>
    </style:style>
    <style:style style:name="P2" style:family="paragraph" style:parent-style-name="Standard">
      <style:text-properties officeooo:rsid="001c1a1c" officeooo:paragraph-rsid="001dd392"/>
    </style:style>
    <style:style style:name="P3" style:family="paragraph" style:parent-style-name="Standard">
      <style:text-properties officeooo:rsid="001c1a1c" officeooo:paragraph-rsid="001f2211"/>
    </style:style>
    <style:style style:name="P4" style:family="paragraph" style:parent-style-name="Standard">
      <style:text-properties officeooo:rsid="001dd392" officeooo:paragraph-rsid="001dd392"/>
    </style:style>
    <style:style style:name="P5" style:family="paragraph" style:parent-style-name="Standard">
      <style:text-properties officeooo:rsid="001f2211" officeooo:paragraph-rsid="001f2211"/>
    </style:style>
    <style:style style:name="T1" style:family="text">
      <style:text-properties style:text-position="super 58%"/>
    </style:style>
    <style:style style:name="T2" style:family="text">
      <style:text-properties style:text-position="super 58%" officeooo:rsid="001c1a1c"/>
    </style:style>
    <style:style style:name="T3" style:family="text">
      <style:text-properties style:text-position="0% 100%"/>
    </style:style>
    <style:style style:name="T4" style:family="text">
      <style:text-properties style:text-position="0% 100%" officeooo:rsid="001dd392"/>
    </style:style>
    <style:style style:name="T5" style:family="text">
      <style:text-properties style:text-position="0% 100%" officeooo:rsid="001c1a1c"/>
    </style:style>
    <style:style style:name="T6" style:family="text">
      <style:text-properties style:text-position="0% 100%" officeooo:rsid="001f2211"/>
    </style:style>
    <style:style style:name="T7" style:family="text">
      <style:text-properties style:text-position="sub 5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la y bienvenido de nuevo a esta nueva lección y el tema que veremos es un tema muy interesante, y que sirve mucho a nivel ingeniería, y superiores, y se llama fracciones parciales, el concepto es muy simple, si tenemos dos expresiones racionales, cualquiera, por ejemplo </text:p>
      <text:p text:style-name="P1"/>
      <text:p text:style-name="P1"><text:tab/><text:tab/><text:tab/><text:tab/>2/x+3 y 1/x+1</text:p>
      <text:p text:style-name="P1">los podemos sumar, necesitamos encontrar un común denominador, para este ejemplo que estoy usando </text:p>
      <text:p text:style-name="P1"/>
      <text:p text:style-name="P1"><text:tab/><text:tab/><text:tab/><text:tab/><text:tab/>3x+5/x<text:span text:style-name="T1">2</text:span><text:span text:style-name="T3">+4x+3</text:span></text:p>
      <text:p text:style-name="P1"><text:span text:style-name="T3">ahora bien si vemos el resultado, el problema es que no es evidente cuales eran los factores iniciales, y aveces es necesario saberlo, pues a este proceso se le llama fracciones parciales, como lo dije pasa mucho a nivel ingeniería en algunas integrales, o transformadas de laplace, que son temas avanzados que no veremos en este curso, pero sepan que es algo muy útil y aun así no muchos ingenieros lo saben, lo primero que debemos hacer para saber es si tenemos una fracción propia o impropia, recordando el tema de expresiones racionales, una fracción </text:span></text:p>
      <text:p text:style-name="P1"><text:span text:style-name="T3"><text:tab/><text:tab/><text:tab/><text:tab/><text:tab/><text:tab/>P(x)/Q(x) <text:s/>siendo Q(x)</text:span></text:p>
      <text:p text:style-name="P1"><text:span text:style-name="T3">distinto de cero es propia si </text:span><text:span text:style-name="T4">el grado del numerador P(x) es menor al de denominador Q(x), y si es impropia, si el denominador tiene un mayor grado que el numerador, para este caso podemos efectuar una división de polinomios, y tener que </text:span></text:p>
      <text:p text:style-name="P2"><text:span text:style-name="T4"><text:tab/><text:tab/><text:tab/><text:tab/><text:tab/><text:tab/></text:span><text:span text:style-name="T3">P(x)/Q(x)</text:span><text:span text:style-name="T4">=C(x)+(R(x)/Q(x))</text:span></text:p>
      <text:p text:style-name="P4"><text:span text:style-name="T3">entonces R(x)/Q(x) seria una fracción propia. </text:span></text:p>
      <text:p text:style-name="P4"><text:span text:style-name="T3"/></text:p>
      <text:p text:style-name="P4"><text:span text:style-name="T3">Pues bien al tener una fracción propia </text:span><text:span text:style-name="T5">P(x)/Q(x), </text:span><text:span text:style-name="T3">podemos escribirla como una suma de expresiones racionales, no sabemos cuales pero podemos, matemáticamente lo podemos expresar así </text:span></text:p>
      <text:p text:style-name="P4"><text:span text:style-name="T3"/></text:p>
      <text:p text:style-name="P4"><text:span text:style-name="T3"><text:tab/><text:tab/><text:tab/><text:tab/><text:tab/><text:tab/></text:span><text:span text:style-name="T5">P(x)/Q(x)</text:span><text:span text:style-name="T3">=F</text:span><text:span text:style-name="T7">1</text:span><text:span text:style-name="T3">(x)+F</text:span><text:span text:style-name="T7">2</text:span><text:span text:style-name="T3">(x)+...+F</text:span><text:span text:style-name="T7">n</text:span><text:span text:style-name="T3">(x)</text:span></text:p>
      <text:p text:style-name="P4"><text:span text:style-name="T3">entonces cada F</text:span><text:span text:style-name="T7">k</text:span><text:span text:style-name="T3">(x) </text:span><text:span text:style-name="T6">podría</text:span><text:span text:style-name="T3"> tener dos posibles formas </text:span></text:p>
      <text:p text:style-name="P4"><text:span text:style-name="T3"/></text:p>
      <text:p text:style-name="P4"><text:span text:style-name="T3"><text:tab/><text:tab/><text:tab/><text:tab/><text:tab/><text:tab/>A/(ax+b)</text:span><text:span text:style-name="T1">n</text:span><text:span text:style-name="T3"> o Ax+B/(ax</text:span><text:span text:style-name="T1">2</text:span><text:span text:style-name="T3">+bx+c)</text:span><text:span text:style-name="T1">m</text:span></text:p>
      <text:p text:style-name="P4"><text:span text:style-name="T3"/></text:p>
      <text:p text:style-name="P5"><text:span text:style-name="T3">esto es un poco difícil de entender, quiero que lo piensen un rato, no se preocupen si no lo entienden a la primera, lo único que he dicho hasta ahora es que una fracción propia puede expresarse como la suma de otras fracciones propias, esto lo pueden ver en el ejemplo que he puesto al principio si tenemos </text:span></text:p>
      <text:p text:style-name="P5"><text:span text:style-name="T3"><text:tab/><text:tab/><text:tab/><text:tab/><text:tab/></text:span><text:span text:style-name="T5">3x+5/x</text:span><text:span text:style-name="T2">2</text:span><text:span text:style-name="T5">+4x+3</text:span></text:p>
      <text:p text:style-name="P5"><text:span text:style-name="T5">l</text:span><text:span text:style-name="T3">o podemos descomponer en la suma de </text:span></text:p>
      <text:p text:style-name="P3"><text:span text:style-name="T3"><text:tab/><text:tab/><text:tab/><text:tab/><text:tab/>2/x+3 </text:span><text:span text:style-name="T6">+</text:span><text:span text:style-name="T3"> 1/x+1</text:span></text:p>
      <text:p text:style-name="P5"><text:span text:style-name="T3">entonces lo que tenemos que hacer si queremos determinar las fracciones que sumadas nos dan nuestra expresión racional, es primeramente revisar si es propia o impropia, y factorizar el denominador Q(x) en términos irreductibles, a partir de este punto tendremos distintos casos, que veremos que hacer con ellos las siguientes clases, repito que este tema es un poco complicado así que no te preocupes si te toma tiempo comprendel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5T20:28:41.251000000</meta:creation-date>
    <dc:date>2019-07-05T20:57:19.715000000</dc:date>
    <meta:editing-duration>PT7M27S</meta:editing-duration>
    <meta:editing-cycles>1</meta:editing-cycles>
    <meta:document-statistic meta:table-count="0" meta:image-count="0" meta:object-count="0" meta:page-count="1" meta:paragraph-count="18" meta:word-count="388" meta:character-count="2422" meta:non-whitespace-character-count="1998"/>
    <meta:generator>LibreOffice/6.1.1.2$Windows_X86_64 LibreOffice_project/5d19a1bfa650b796764388cd8b33a5af1f5baa1b</meta:generator>
  </office:meta>
</office:document-meta>
</file>